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2.576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num2024-routed2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ED_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40" calcext:value-type="float">
            <text:p>40</text:p>
          </table:table-cell>
          <table:table-cell table:formula="of:=[.E2]" office:value-type="float" office:value="-103.4875" calcext:value-type="float">
            <text:p>-103.4875</text:p>
          </table:table-cell>
          <table:table-cell table:formula="of:=[.I2]-MIN([.$I$2:.$I$26])" office:value-type="float" office:value="0" calcext:value-type="float">
            <text:p>0</text:p>
          </table:table-cell>
          <table:table-cell table:formula="of:=MAX([.$J$2:.$J$26])-[.J2]" office:value-type="float" office:value="0" calcext:value-type="float">
            <text:p>0</text:p>
          </table:table-cell>
          <table:table-cell table:formula="of:=ROUND([.K2]/MAX([.$K$2:.$K$26])*224;0)" office:value-type="float" office:value="0" calcext:value-type="float">
            <text:p>0</text:p>
          </table:table-cell>
          <table:table-cell table:formula="of:=ROUND([.L2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2]; &quot;, &quot;&quot;y&quot;&quot;: &quot;; [.N2]; &quot; },&quot;)" office:value-type="string" office:string-value="{ &quot;flags&quot;: 1, &quot;x&quot;: 0, &quot;y&quot;: 0 }," calcext:value-type="string">
            <text:p>{ "flags": 1, "x": 0, "y": 0 },</text:p>
          </table:table-cell>
        </table:table-row>
        <table:table-row table:style-name="ro1">
          <table:table-cell office:value-type="string" calcext:value-type="string">
            <text:p>LED_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]+1" office:value-type="float" office:value="2" calcext:value-type="float">
            <text:p>2</text:p>
          </table:table-cell>
          <table:table-cell table:formula="of:=[.D3]" office:value-type="float" office:value="60.05" calcext:value-type="float">
            <text:p>60.05</text:p>
          </table:table-cell>
          <table:table-cell table:formula="of:=[.E3]" office:value-type="float" office:value="-103.4875" calcext:value-type="float">
            <text:p>-103.4875</text:p>
          </table:table-cell>
          <table:table-cell table:formula="of:=[.I3]-MIN([.$I$2:.$I$26])" office:value-type="float" office:value="20.05" calcext:value-type="float">
            <text:p>20.05</text:p>
          </table:table-cell>
          <table:table-cell table:formula="of:=MAX([.$J$2:.$J$26])-[.J3]" office:value-type="float" office:value="0" calcext:value-type="float">
            <text:p>0</text:p>
          </table:table-cell>
          <table:table-cell table:formula="of:=ROUND([.K3]/MAX([.$K$2:.$K$26])*224;0)" office:value-type="float" office:value="75" calcext:value-type="float">
            <text:p>75</text:p>
          </table:table-cell>
          <table:table-cell table:formula="of:=ROUND([.L3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3]; &quot;, &quot;&quot;y&quot;&quot;: &quot;; [.N3]; &quot; },&quot;)" office:value-type="string" office:string-value="{ &quot;flags&quot;: 1, &quot;x&quot;: 75, &quot;y&quot;: 0 }," calcext:value-type="string">
            <text:p>{ "flags": 1, "x": 75, "y": 0 },</text:p>
          </table:table-cell>
        </table:table-row>
        <table:table-row table:style-name="ro1">
          <table:table-cell office:value-type="string" calcext:value-type="string">
            <text:p>LED_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3]+1" office:value-type="float" office:value="3" calcext:value-type="float">
            <text:p>3</text:p>
          </table:table-cell>
          <table:table-cell table:formula="of:=[.D4]" office:value-type="float" office:value="80.1" calcext:value-type="float">
            <text:p>80.1</text:p>
          </table:table-cell>
          <table:table-cell table:formula="of:=[.E4]" office:value-type="float" office:value="-103.4875" calcext:value-type="float">
            <text:p>-103.4875</text:p>
          </table:table-cell>
          <table:table-cell table:formula="of:=[.I4]-MIN([.$I$2:.$I$26])" office:value-type="float" office:value="40.1" calcext:value-type="float">
            <text:p>40.1</text:p>
          </table:table-cell>
          <table:table-cell table:formula="of:=MAX([.$J$2:.$J$26])-[.J4]" office:value-type="float" office:value="0" calcext:value-type="float">
            <text:p>0</text:p>
          </table:table-cell>
          <table:table-cell table:formula="of:=ROUND([.K4]/MAX([.$K$2:.$K$26])*224;0)" office:value-type="float" office:value="149" calcext:value-type="float">
            <text:p>149</text:p>
          </table:table-cell>
          <table:table-cell table:formula="of:=ROUND([.L4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4]; &quot;, &quot;&quot;y&quot;&quot;: &quot;; [.N4]; &quot; },&quot;)" office:value-type="string" office:string-value="{ &quot;flags&quot;: 1, &quot;x&quot;: 149, &quot;y&quot;: 0 }," calcext:value-type="string">
            <text:p>{ "flags": 1, "x": 149, "y": 0 },</text:p>
          </table:table-cell>
        </table:table-row>
        <table:table-row table:style-name="ro1">
          <table:table-cell office:value-type="string" calcext:value-type="string">
            <text:p>LED_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4]+1" office:value-type="float" office:value="4" calcext:value-type="float">
            <text:p>4</text:p>
          </table:table-cell>
          <table:table-cell table:formula="of:=[.D5]" office:value-type="float" office:value="100.15" calcext:value-type="float">
            <text:p>100.15</text:p>
          </table:table-cell>
          <table:table-cell table:formula="of:=[.E5]" office:value-type="float" office:value="-103.4875" calcext:value-type="float">
            <text:p>-103.4875</text:p>
          </table:table-cell>
          <table:table-cell table:formula="of:=[.I5]-MIN([.$I$2:.$I$26])" office:value-type="float" office:value="60.15" calcext:value-type="float">
            <text:p>60.15</text:p>
          </table:table-cell>
          <table:table-cell table:formula="of:=MAX([.$J$2:.$J$26])-[.J5]" office:value-type="float" office:value="0" calcext:value-type="float">
            <text:p>0</text:p>
          </table:table-cell>
          <table:table-cell table:formula="of:=ROUND([.K5]/MAX([.$K$2:.$K$26])*224;0)" office:value-type="float" office:value="224" calcext:value-type="float">
            <text:p>224</text:p>
          </table:table-cell>
          <table:table-cell table:formula="of:=ROUND([.L5]/MAX([.$L$2:.$L$26])*64;0)" office:value-type="float" office:value="0" calcext:value-type="float">
            <text:p>0</text:p>
          </table:table-cell>
          <table:table-cell table:number-columns-repeated="2"/>
          <table:table-cell table:formula="of:=COM.MICROSOFT.CONCAT(&quot;{ &quot;&quot;flags&quot;&quot;: 1, &quot;&quot;x&quot;&quot;: &quot;;[.M5]; &quot;, &quot;&quot;y&quot;&quot;: &quot;; [.N5]; &quot; },&quot;)" office:value-type="string" office:string-value="{ &quot;flags&quot;: 1, &quot;x&quot;: 224, &quot;y&quot;: 0 }," calcext:value-type="string">
            <text:p>{ "flags": 1, "x": 224, "y": 0 },</text:p>
          </table:table-cell>
        </table:table-row>
        <table:table-row table:style-name="ro1">
          <table:table-cell office:value-type="string" calcext:value-type="string">
            <text:p>LED_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5]+1" office:value-type="float" office:value="5" calcext:value-type="float">
            <text:p>5</text:p>
          </table:table-cell>
          <table:table-cell table:formula="of:=[.D6]" office:value-type="float" office:value="100.15" calcext:value-type="float">
            <text:p>100.15</text:p>
          </table:table-cell>
          <table:table-cell table:formula="of:=[.E6]" office:value-type="float" office:value="-114.84" calcext:value-type="float">
            <text:p>-114.84</text:p>
          </table:table-cell>
          <table:table-cell table:formula="of:=[.I6]-MIN([.$I$2:.$I$26])" office:value-type="float" office:value="60.15" calcext:value-type="float">
            <text:p>60.15</text:p>
          </table:table-cell>
          <table:table-cell table:formula="of:=MAX([.$J$2:.$J$26])-[.J6]" office:value-type="float" office:value="11.3525" calcext:value-type="float">
            <text:p>11.3525</text:p>
          </table:table-cell>
          <table:table-cell table:formula="of:=ROUND([.K6]/MAX([.$K$2:.$K$26])*224;0)" office:value-type="float" office:value="224" calcext:value-type="float">
            <text:p>224</text:p>
          </table:table-cell>
          <table:table-cell table:formula="of:=ROUND([.L6]/MAX([.$L$2:.$L$26])*64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6]; &quot;, &quot;; [.P6]; &quot;], &quot;&quot;x&quot;&quot;: &quot;; [.M6]; &quot;, &quot;&quot;y&quot;&quot;: &quot;; [.N6]; &quot; },&quot;)" office:value-type="string" office:string-value="{ &quot;flags&quot;: 4, &quot;matrix&quot;: [1, 3], &quot;x&quot;: 224, &quot;y&quot;: 8 }," calcext:value-type="string">
            <text:p>{ "flags": 4, "matrix": [1, 3], "x": 224, "y": 8 },</text:p>
          </table:table-cell>
        </table:table-row>
        <table:table-row table:style-name="ro1">
          <table:table-cell office:value-type="string" calcext:value-type="string">
            <text:p>LED_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6]+1" office:value-type="float" office:value="6" calcext:value-type="float">
            <text:p>6</text:p>
          </table:table-cell>
          <table:table-cell table:formula="of:=[.D7]" office:value-type="float" office:value="80.1" calcext:value-type="float">
            <text:p>80.1</text:p>
          </table:table-cell>
          <table:table-cell table:formula="of:=[.E7]" office:value-type="float" office:value="-114.84" calcext:value-type="float">
            <text:p>-114.84</text:p>
          </table:table-cell>
          <table:table-cell table:formula="of:=[.I7]-MIN([.$I$2:.$I$26])" office:value-type="float" office:value="40.1" calcext:value-type="float">
            <text:p>40.1</text:p>
          </table:table-cell>
          <table:table-cell table:formula="of:=MAX([.$J$2:.$J$26])-[.J7]" office:value-type="float" office:value="11.3525" calcext:value-type="float">
            <text:p>11.3525</text:p>
          </table:table-cell>
          <table:table-cell table:formula="of:=ROUND([.K7]/MAX([.$K$2:.$K$26])*224;0)" office:value-type="float" office:value="149" calcext:value-type="float">
            <text:p>149</text:p>
          </table:table-cell>
          <table:table-cell table:formula="of:=ROUND([.L7]/MAX([.$L$2:.$L$26])*64;0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7]; &quot;, &quot;; [.P7]; &quot;], &quot;&quot;x&quot;&quot;: &quot;; [.M7]; &quot;, &quot;&quot;y&quot;&quot;: &quot;; [.N7]; &quot; },&quot;)" office:value-type="string" office:string-value="{ &quot;flags&quot;: 4, &quot;matrix&quot;: [0, 2], &quot;x&quot;: 149, &quot;y&quot;: 8 }," calcext:value-type="string">
            <text:p>{ "flags": 4, "matrix": [0, 2], "x": 149, "y": 8 },</text:p>
          </table:table-cell>
        </table:table-row>
        <table:table-row table:style-name="ro1">
          <table:table-cell office:value-type="string" calcext:value-type="string">
            <text:p>LED_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7]+1" office:value-type="float" office:value="7" calcext:value-type="float">
            <text:p>7</text:p>
          </table:table-cell>
          <table:table-cell table:formula="of:=[.D8]" office:value-type="float" office:value="60.05" calcext:value-type="float">
            <text:p>60.05</text:p>
          </table:table-cell>
          <table:table-cell table:formula="of:=[.E8]" office:value-type="float" office:value="-114.84" calcext:value-type="float">
            <text:p>-114.84</text:p>
          </table:table-cell>
          <table:table-cell table:formula="of:=[.I8]-MIN([.$I$2:.$I$26])" office:value-type="float" office:value="20.05" calcext:value-type="float">
            <text:p>20.05</text:p>
          </table:table-cell>
          <table:table-cell table:formula="of:=MAX([.$J$2:.$J$26])-[.J8]" office:value-type="float" office:value="11.3525" calcext:value-type="float">
            <text:p>11.3525</text:p>
          </table:table-cell>
          <table:table-cell table:formula="of:=ROUND([.K8]/MAX([.$K$2:.$K$26])*224;0)" office:value-type="float" office:value="75" calcext:value-type="float">
            <text:p>75</text:p>
          </table:table-cell>
          <table:table-cell table:formula="of:=ROUND([.L8]/MAX([.$L$2:.$L$26])*64;0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8]; &quot;, &quot;; [.P8]; &quot;], &quot;&quot;x&quot;&quot;: &quot;; [.M8]; &quot;, &quot;&quot;y&quot;&quot;: &quot;; [.N8]; &quot; },&quot;)" office:value-type="string" office:string-value="{ &quot;flags&quot;: 4, &quot;matrix&quot;: [0, 1], &quot;x&quot;: 75, &quot;y&quot;: 8 }," calcext:value-type="string">
            <text:p>{ "flags": 4, "matrix": [0, 1], "x": 75, "y": 8 },</text:p>
          </table:table-cell>
        </table:table-row>
        <table:table-row table:style-name="ro1">
          <table:table-cell office:value-type="string" calcext:value-type="string">
            <text:p>LED_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8]+1" office:value-type="float" office:value="8" calcext:value-type="float">
            <text:p>8</text:p>
          </table:table-cell>
          <table:table-cell table:formula="of:=[.D9]" office:value-type="float" office:value="40" calcext:value-type="float">
            <text:p>40</text:p>
          </table:table-cell>
          <table:table-cell table:formula="of:=[.E9]" office:value-type="float" office:value="-114.84" calcext:value-type="float">
            <text:p>-114.84</text:p>
          </table:table-cell>
          <table:table-cell table:formula="of:=[.I9]-MIN([.$I$2:.$I$26])" office:value-type="float" office:value="0" calcext:value-type="float">
            <text:p>0</text:p>
          </table:table-cell>
          <table:table-cell table:formula="of:=MAX([.$J$2:.$J$26])-[.J9]" office:value-type="float" office:value="11.3525" calcext:value-type="float">
            <text:p>11.3525</text:p>
          </table:table-cell>
          <table:table-cell table:formula="of:=ROUND([.K9]/MAX([.$K$2:.$K$26])*224;0)" office:value-type="float" office:value="0" calcext:value-type="float">
            <text:p>0</text:p>
          </table:table-cell>
          <table:table-cell table:formula="of:=ROUND([.L9]/MAX([.$L$2:.$L$26])*64;0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9]; &quot;, &quot;; [.P9]; &quot;], &quot;&quot;x&quot;&quot;: &quot;; [.M9]; &quot;, &quot;&quot;y&quot;&quot;: &quot;; [.N9]; &quot; },&quot;)" office:value-type="string" office:string-value="{ &quot;flags&quot;: 4, &quot;matrix&quot;: [0, 0], &quot;x&quot;: 0, &quot;y&quot;: 8 }," calcext:value-type="string">
            <text:p>{ "flags": 4, "matrix": [0, 0], "x": 0, "y": 8 },</text:p>
          </table:table-cell>
        </table:table-row>
        <table:table-row table:style-name="ro1">
          <table:table-cell office:value-type="string" calcext:value-type="string">
            <text:p>LED_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9]+1" office:value-type="float" office:value="9" calcext:value-type="float">
            <text:p>9</text:p>
          </table:table-cell>
          <table:table-cell table:formula="of:=[.D10]" office:value-type="float" office:value="40" calcext:value-type="float">
            <text:p>40</text:p>
          </table:table-cell>
          <table:table-cell table:formula="of:=[.E10]" office:value-type="float" office:value="-134.89" calcext:value-type="float">
            <text:p>-134.89</text:p>
          </table:table-cell>
          <table:table-cell table:formula="of:=[.I10]-MIN([.$I$2:.$I$26])" office:value-type="float" office:value="0" calcext:value-type="float">
            <text:p>0</text:p>
          </table:table-cell>
          <table:table-cell table:formula="of:=MAX([.$J$2:.$J$26])-[.J10]" office:value-type="float" office:value="31.4025" calcext:value-type="float">
            <text:p>31.4025</text:p>
          </table:table-cell>
          <table:table-cell table:formula="of:=ROUND([.K10]/MAX([.$K$2:.$K$26])*224;0)" office:value-type="float" office:value="0" calcext:value-type="float">
            <text:p>0</text:p>
          </table:table-cell>
          <table:table-cell table:formula="of:=ROUND([.L10]/MAX([.$L$2:.$L$26])*64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0]; &quot;, &quot;; [.P10]; &quot;], &quot;&quot;x&quot;&quot;: &quot;; [.M10]; &quot;, &quot;&quot;y&quot;&quot;: &quot;; [.N10]; &quot; },&quot;)" office:value-type="string" office:string-value="{ &quot;flags&quot;: 4, &quot;matrix&quot;: [1, 0], &quot;x&quot;: 0, &quot;y&quot;: 22 }," calcext:value-type="string">
            <text:p>{ "flags": 4, "matrix": [1, 0], "x": 0, "y": 22 },</text:p>
          </table:table-cell>
        </table:table-row>
        <table:table-row table:style-name="ro1">
          <table:table-cell office:value-type="string" calcext:value-type="string">
            <text:p>LED_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0]+1" office:value-type="float" office:value="10" calcext:value-type="float">
            <text:p>10</text:p>
          </table:table-cell>
          <table:table-cell table:formula="of:=[.D11]" office:value-type="float" office:value="60.05" calcext:value-type="float">
            <text:p>60.05</text:p>
          </table:table-cell>
          <table:table-cell table:formula="of:=[.E11]" office:value-type="float" office:value="-134.89" calcext:value-type="float">
            <text:p>-134.89</text:p>
          </table:table-cell>
          <table:table-cell table:formula="of:=[.I11]-MIN([.$I$2:.$I$26])" office:value-type="float" office:value="20.05" calcext:value-type="float">
            <text:p>20.05</text:p>
          </table:table-cell>
          <table:table-cell table:formula="of:=MAX([.$J$2:.$J$26])-[.J11]" office:value-type="float" office:value="31.4025" calcext:value-type="float">
            <text:p>31.4025</text:p>
          </table:table-cell>
          <table:table-cell table:formula="of:=ROUND([.K11]/MAX([.$K$2:.$K$26])*224;0)" office:value-type="float" office:value="75" calcext:value-type="float">
            <text:p>75</text:p>
          </table:table-cell>
          <table:table-cell table:formula="of:=ROUND([.L11]/MAX([.$L$2:.$L$26])*64;0)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1]; &quot;, &quot;; [.P11]; &quot;], &quot;&quot;x&quot;&quot;: &quot;; [.M11]; &quot;, &quot;&quot;y&quot;&quot;: &quot;; [.N11]; &quot; },&quot;)" office:value-type="string" office:string-value="{ &quot;flags&quot;: 4, &quot;matrix&quot;: [1, 1], &quot;x&quot;: 75, &quot;y&quot;: 22 }," calcext:value-type="string">
            <text:p>{ "flags": 4, "matrix": [1, 1], "x": 75, "y": 22 },</text:p>
          </table:table-cell>
        </table:table-row>
        <table:table-row table:style-name="ro1">
          <table:table-cell office:value-type="string" calcext:value-type="string">
            <text:p>LED_1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1]+1" office:value-type="float" office:value="11" calcext:value-type="float">
            <text:p>11</text:p>
          </table:table-cell>
          <table:table-cell table:formula="of:=[.D12]" office:value-type="float" office:value="80.1" calcext:value-type="float">
            <text:p>80.1</text:p>
          </table:table-cell>
          <table:table-cell table:formula="of:=[.E12]" office:value-type="float" office:value="-134.89" calcext:value-type="float">
            <text:p>-134.89</text:p>
          </table:table-cell>
          <table:table-cell table:formula="of:=[.I12]-MIN([.$I$2:.$I$26])" office:value-type="float" office:value="40.1" calcext:value-type="float">
            <text:p>40.1</text:p>
          </table:table-cell>
          <table:table-cell table:formula="of:=MAX([.$J$2:.$J$26])-[.J12]" office:value-type="float" office:value="31.4025" calcext:value-type="float">
            <text:p>31.4025</text:p>
          </table:table-cell>
          <table:table-cell table:formula="of:=ROUND([.K12]/MAX([.$K$2:.$K$26])*224;0)" office:value-type="float" office:value="149" calcext:value-type="float">
            <text:p>149</text:p>
          </table:table-cell>
          <table:table-cell table:formula="of:=ROUND([.L12]/MAX([.$L$2:.$L$26])*64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2]; &quot;, &quot;; [.P12]; &quot;], &quot;&quot;x&quot;&quot;: &quot;; [.M12]; &quot;, &quot;&quot;y&quot;&quot;: &quot;; [.N12]; &quot; },&quot;)" office:value-type="string" office:string-value="{ &quot;flags&quot;: 4, &quot;matrix&quot;: [1, 2], &quot;x&quot;: 149, &quot;y&quot;: 22 }," calcext:value-type="string">
            <text:p>{ "flags": 4, "matrix": [1, 2], "x": 149, "y": 22 },</text:p>
          </table:table-cell>
        </table:table-row>
        <table:table-row table:style-name="ro1">
          <table:table-cell office:value-type="string" calcext:value-type="string">
            <text:p>LED_1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2]+1" office:value-type="float" office:value="12" calcext:value-type="float">
            <text:p>12</text:p>
          </table:table-cell>
          <table:table-cell table:formula="of:=[.D13]" office:value-type="float" office:value="95.19" calcext:value-type="float">
            <text:p>95.19</text:p>
          </table:table-cell>
          <table:table-cell table:formula="of:=[.E13]" office:value-type="float" office:value="-149.875" calcext:value-type="float">
            <text:p>-149.875</text:p>
          </table:table-cell>
          <table:table-cell table:formula="of:=[.I13]-MIN([.$I$2:.$I$26])" office:value-type="float" office:value="55.19" calcext:value-type="float">
            <text:p>55.19</text:p>
          </table:table-cell>
          <table:table-cell table:formula="of:=MAX([.$J$2:.$J$26])-[.J13]" office:value-type="float" office:value="46.3875" calcext:value-type="float">
            <text:p>46.3875</text:p>
          </table:table-cell>
          <table:table-cell table:formula="of:=ROUND([.K13]/MAX([.$K$2:.$K$26])*224;0)" office:value-type="float" office:value="206" calcext:value-type="float">
            <text:p>206</text:p>
          </table:table-cell>
          <table:table-cell table:formula="of:=ROUND([.L13]/MAX([.$L$2:.$L$26])*64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13]; &quot;, &quot;; [.P13]; &quot;], &quot;&quot;x&quot;&quot;: &quot;; [.M13]; &quot;, &quot;&quot;y&quot;&quot;: &quot;; [.N13]; &quot; },&quot;)" office:value-type="string" office:string-value="{ &quot;flags&quot;: 4, &quot;matrix&quot;: [2, 3], &quot;x&quot;: 206, &quot;y&quot;: 32 }," calcext:value-type="string">
            <text:p>{ "flags": 4, "matrix": [2, 3], "x": 206, "y": 32 },</text:p>
          </table:table-cell>
        </table:table-row>
        <table:table-row table:style-name="ro1">
          <table:table-cell office:value-type="string" calcext:value-type="string">
            <text:p>LED_1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3]+1" office:value-type="float" office:value="13" calcext:value-type="float">
            <text:p>13</text:p>
          </table:table-cell>
          <table:table-cell table:formula="of:=[.D14]" office:value-type="float" office:value="80.1" calcext:value-type="float">
            <text:p>80.1</text:p>
          </table:table-cell>
          <table:table-cell table:formula="of:=[.E14]" office:value-type="float" office:value="-154.94" calcext:value-type="float">
            <text:p>-154.94</text:p>
          </table:table-cell>
          <table:table-cell table:formula="of:=[.I14]-MIN([.$I$2:.$I$26])" office:value-type="float" office:value="40.1" calcext:value-type="float">
            <text:p>40.1</text:p>
          </table:table-cell>
          <table:table-cell table:formula="of:=MAX([.$J$2:.$J$26])-[.J14]" office:value-type="float" office:value="51.4525" calcext:value-type="float">
            <text:p>51.4525</text:p>
          </table:table-cell>
          <table:table-cell table:formula="of:=ROUND([.K14]/MAX([.$K$2:.$K$26])*224;0)" office:value-type="float" office:value="149" calcext:value-type="float">
            <text:p>149</text:p>
          </table:table-cell>
          <table:table-cell table:formula="of:=ROUND([.L14]/MAX([.$L$2:.$L$26])*64;0)"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4]; &quot;, &quot;; [.P14]; &quot;], &quot;&quot;x&quot;&quot;: &quot;; [.M14]; &quot;, &quot;&quot;y&quot;&quot;: &quot;; [.N14]; &quot; },&quot;)" office:value-type="string" office:string-value="{ &quot;flags&quot;: 4, &quot;matrix&quot;: [2, 2], &quot;x&quot;: 149, &quot;y&quot;: 36 }," calcext:value-type="string">
            <text:p>{ "flags": 4, "matrix": [2, 2], "x": 149, "y": 36 },</text:p>
          </table:table-cell>
        </table:table-row>
        <table:table-row table:style-name="ro1">
          <table:table-cell office:value-type="string" calcext:value-type="string">
            <text:p>LED_1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4]+1" office:value-type="float" office:value="14" calcext:value-type="float">
            <text:p>14</text:p>
          </table:table-cell>
          <table:table-cell table:formula="of:=[.D15]" office:value-type="float" office:value="60.05" calcext:value-type="float">
            <text:p>60.05</text:p>
          </table:table-cell>
          <table:table-cell table:formula="of:=[.E15]" office:value-type="float" office:value="-154.94" calcext:value-type="float">
            <text:p>-154.94</text:p>
          </table:table-cell>
          <table:table-cell table:formula="of:=[.I15]-MIN([.$I$2:.$I$26])" office:value-type="float" office:value="20.05" calcext:value-type="float">
            <text:p>20.05</text:p>
          </table:table-cell>
          <table:table-cell table:formula="of:=MAX([.$J$2:.$J$26])-[.J15]" office:value-type="float" office:value="51.4525" calcext:value-type="float">
            <text:p>51.4525</text:p>
          </table:table-cell>
          <table:table-cell table:formula="of:=ROUND([.K15]/MAX([.$K$2:.$K$26])*224;0)" office:value-type="float" office:value="75" calcext:value-type="float">
            <text:p>75</text:p>
          </table:table-cell>
          <table:table-cell table:formula="of:=ROUND([.L15]/MAX([.$L$2:.$L$26])*64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5]; &quot;, &quot;; [.P15]; &quot;], &quot;&quot;x&quot;&quot;: &quot;; [.M15]; &quot;, &quot;&quot;y&quot;&quot;: &quot;; [.N15]; &quot; },&quot;)" office:value-type="string" office:string-value="{ &quot;flags&quot;: 4, &quot;matrix&quot;: [2, 1], &quot;x&quot;: 75, &quot;y&quot;: 36 }," calcext:value-type="string">
            <text:p>{ "flags": 4, "matrix": [2, 1], "x": 75, "y": 36 },</text:p>
          </table:table-cell>
        </table:table-row>
        <table:table-row table:style-name="ro1">
          <table:table-cell office:value-type="string" calcext:value-type="string">
            <text:p>LED_1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5]+1" office:value-type="float" office:value="15" calcext:value-type="float">
            <text:p>15</text:p>
          </table:table-cell>
          <table:table-cell table:formula="of:=[.D16]" office:value-type="float" office:value="40" calcext:value-type="float">
            <text:p>40</text:p>
          </table:table-cell>
          <table:table-cell table:formula="of:=[.E16]" office:value-type="float" office:value="-154.94" calcext:value-type="float">
            <text:p>-154.94</text:p>
          </table:table-cell>
          <table:table-cell table:formula="of:=[.I16]-MIN([.$I$2:.$I$26])" office:value-type="float" office:value="0" calcext:value-type="float">
            <text:p>0</text:p>
          </table:table-cell>
          <table:table-cell table:formula="of:=MAX([.$J$2:.$J$26])-[.J16]" office:value-type="float" office:value="51.4525" calcext:value-type="float">
            <text:p>51.4525</text:p>
          </table:table-cell>
          <table:table-cell table:formula="of:=ROUND([.K16]/MAX([.$K$2:.$K$26])*224;0)" office:value-type="float" office:value="0" calcext:value-type="float">
            <text:p>0</text:p>
          </table:table-cell>
          <table:table-cell table:formula="of:=ROUND([.L16]/MAX([.$L$2:.$L$26])*64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6]; &quot;, &quot;; [.P16]; &quot;], &quot;&quot;x&quot;&quot;: &quot;; [.M16]; &quot;, &quot;&quot;y&quot;&quot;: &quot;; [.N16]; &quot; },&quot;)" office:value-type="string" office:string-value="{ &quot;flags&quot;: 4, &quot;matrix&quot;: [2, 0], &quot;x&quot;: 0, &quot;y&quot;: 36 }," calcext:value-type="string">
            <text:p>{ "flags": 4, "matrix": [2, 0], "x": 0, "y": 36 },</text:p>
          </table:table-cell>
        </table:table-row>
        <table:table-row table:style-name="ro1">
          <table:table-cell office:value-type="string" calcext:value-type="string">
            <text:p>LED_1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6]+1" office:value-type="float" office:value="16" calcext:value-type="float">
            <text:p>16</text:p>
          </table:table-cell>
          <table:table-cell table:formula="of:=[.D17]" office:value-type="float" office:value="40" calcext:value-type="float">
            <text:p>40</text:p>
          </table:table-cell>
          <table:table-cell table:formula="of:=[.E17]" office:value-type="float" office:value="-174.99" calcext:value-type="float">
            <text:p>-174.99</text:p>
          </table:table-cell>
          <table:table-cell table:formula="of:=[.I17]-MIN([.$I$2:.$I$26])" office:value-type="float" office:value="0" calcext:value-type="float">
            <text:p>0</text:p>
          </table:table-cell>
          <table:table-cell table:formula="of:=MAX([.$J$2:.$J$26])-[.J17]" office:value-type="float" office:value="71.5025" calcext:value-type="float">
            <text:p>71.5025</text:p>
          </table:table-cell>
          <table:table-cell table:formula="of:=ROUND([.K17]/MAX([.$K$2:.$K$26])*224;0)" office:value-type="float" office:value="0" calcext:value-type="float">
            <text:p>0</text:p>
          </table:table-cell>
          <table:table-cell table:formula="of:=ROUND([.L17]/MAX([.$L$2:.$L$26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17]; &quot;, &quot;; [.P17]; &quot;], &quot;&quot;x&quot;&quot;: &quot;; [.M17]; &quot;, &quot;&quot;y&quot;&quot;: &quot;; [.N17]; &quot; },&quot;)" office:value-type="string" office:string-value="{ &quot;flags&quot;: 4, &quot;matrix&quot;: [3, 0], &quot;x&quot;: 0, &quot;y&quot;: 50 }," calcext:value-type="string">
            <text:p>{ "flags": 4, "matrix": [3, 0], "x": 0, "y": 50 },</text:p>
          </table:table-cell>
        </table:table-row>
        <table:table-row table:style-name="ro1">
          <table:table-cell office:value-type="string" calcext:value-type="string">
            <text:p>LED_1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7]+1" office:value-type="float" office:value="17" calcext:value-type="float">
            <text:p>17</text:p>
          </table:table-cell>
          <table:table-cell table:formula="of:=[.D18]" office:value-type="float" office:value="60.05" calcext:value-type="float">
            <text:p>60.05</text:p>
          </table:table-cell>
          <table:table-cell table:formula="of:=[.E18]" office:value-type="float" office:value="-174.99" calcext:value-type="float">
            <text:p>-174.99</text:p>
          </table:table-cell>
          <table:table-cell table:formula="of:=[.I18]-MIN([.$I$2:.$I$26])" office:value-type="float" office:value="20.05" calcext:value-type="float">
            <text:p>20.05</text:p>
          </table:table-cell>
          <table:table-cell table:formula="of:=MAX([.$J$2:.$J$26])-[.J18]" office:value-type="float" office:value="71.5025" calcext:value-type="float">
            <text:p>71.5025</text:p>
          </table:table-cell>
          <table:table-cell table:formula="of:=ROUND([.K18]/MAX([.$K$2:.$K$26])*224;0)" office:value-type="float" office:value="75" calcext:value-type="float">
            <text:p>75</text:p>
          </table:table-cell>
          <table:table-cell table:formula="of:=ROUND([.L18]/MAX([.$L$2:.$L$26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&quot;{ &quot;&quot;flags&quot;&quot;: 4, &quot;&quot;matrix&quot;&quot;: [&quot;; [.O18]; &quot;, &quot;; [.P18]; &quot;], &quot;&quot;x&quot;&quot;: &quot;; [.M18]; &quot;, &quot;&quot;y&quot;&quot;: &quot;; [.N18]; &quot; },&quot;)" office:value-type="string" office:string-value="{ &quot;flags&quot;: 4, &quot;matrix&quot;: [3, 1], &quot;x&quot;: 75, &quot;y&quot;: 50 }," calcext:value-type="string">
            <text:p>{ "flags": 4, "matrix": [3, 1], "x": 75, "y": 50 },</text:p>
          </table:table-cell>
        </table:table-row>
        <table:table-row table:style-name="ro1">
          <table:table-cell office:value-type="string" calcext:value-type="string">
            <text:p>LED_1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8]+1" office:value-type="float" office:value="18" calcext:value-type="float">
            <text:p>18</text:p>
          </table:table-cell>
          <table:table-cell table:formula="of:=[.D19]" office:value-type="float" office:value="80.1" calcext:value-type="float">
            <text:p>80.1</text:p>
          </table:table-cell>
          <table:table-cell table:formula="of:=[.E19]" office:value-type="float" office:value="-174.99" calcext:value-type="float">
            <text:p>-174.99</text:p>
          </table:table-cell>
          <table:table-cell table:formula="of:=[.I19]-MIN([.$I$2:.$I$26])" office:value-type="float" office:value="40.1" calcext:value-type="float">
            <text:p>40.1</text:p>
          </table:table-cell>
          <table:table-cell table:formula="of:=MAX([.$J$2:.$J$26])-[.J19]" office:value-type="float" office:value="71.5025" calcext:value-type="float">
            <text:p>71.5025</text:p>
          </table:table-cell>
          <table:table-cell table:formula="of:=ROUND([.K19]/MAX([.$K$2:.$K$26])*224;0)" office:value-type="float" office:value="149" calcext:value-type="float">
            <text:p>149</text:p>
          </table:table-cell>
          <table:table-cell table:formula="of:=ROUND([.L19]/MAX([.$L$2:.$L$26])*64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19]; &quot;, &quot;; [.P19]; &quot;], &quot;&quot;x&quot;&quot;: &quot;; [.M19]; &quot;, &quot;&quot;y&quot;&quot;: &quot;; [.N19]; &quot; },&quot;)" office:value-type="string" office:string-value="{ &quot;flags&quot;: 4, &quot;matrix&quot;: [3, 2], &quot;x&quot;: 149, &quot;y&quot;: 50 }," calcext:value-type="string">
            <text:p>{ "flags": 4, "matrix": [3, 2], "x": 149, "y": 50 },</text:p>
          </table:table-cell>
        </table:table-row>
        <table:table-row table:style-name="ro1">
          <table:table-cell office:value-type="string" calcext:value-type="string">
            <text:p>LED_1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9]+1" office:value-type="float" office:value="19" calcext:value-type="float">
            <text:p>19</text:p>
          </table:table-cell>
          <table:table-cell table:formula="of:=[.D20]" office:value-type="float" office:value="95.19" calcext:value-type="float">
            <text:p>95.19</text:p>
          </table:table-cell>
          <table:table-cell table:formula="of:=[.E20]" office:value-type="float" office:value="-189.975" calcext:value-type="float">
            <text:p>-189.975</text:p>
          </table:table-cell>
          <table:table-cell table:formula="of:=[.I20]-MIN([.$I$2:.$I$26])" office:value-type="float" office:value="55.19" calcext:value-type="float">
            <text:p>55.19</text:p>
          </table:table-cell>
          <table:table-cell table:formula="of:=MAX([.$J$2:.$J$26])-[.J20]" office:value-type="float" office:value="86.4875" calcext:value-type="float">
            <text:p>86.4875</text:p>
          </table:table-cell>
          <table:table-cell table:formula="of:=ROUND([.K20]/MAX([.$K$2:.$K$26])*224;0)" office:value-type="float" office:value="206" calcext:value-type="float">
            <text:p>206</text:p>
          </table:table-cell>
          <table:table-cell table:formula="of:=ROUND([.L20]/MAX([.$L$2:.$L$26])*64;0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&quot;{ &quot;&quot;flags&quot;&quot;: 4, &quot;&quot;matrix&quot;&quot;: [&quot;; [.O20]; &quot;, &quot;; [.P20]; &quot;], &quot;&quot;x&quot;&quot;: &quot;; [.M20]; &quot;, &quot;&quot;y&quot;&quot;: &quot;; [.N20]; &quot; },&quot;)" office:value-type="string" office:string-value="{ &quot;flags&quot;: 4, &quot;matrix&quot;: [4, 3], &quot;x&quot;: 206, &quot;y&quot;: 60 }," calcext:value-type="string">
            <text:p>{ "flags": 4, "matrix": [4, 3], "x": 206, "y": 60 },</text:p>
          </table:table-cell>
        </table:table-row>
        <table:table-row table:style-name="ro1">
          <table:table-cell office:value-type="string" calcext:value-type="string">
            <text:p>LED_1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0]+1" office:value-type="float" office:value="20" calcext:value-type="float">
            <text:p>20</text:p>
          </table:table-cell>
          <table:table-cell table:formula="of:=[.D21]" office:value-type="float" office:value="80.1" calcext:value-type="float">
            <text:p>80.1</text:p>
          </table:table-cell>
          <table:table-cell table:formula="of:=[.E21]" office:value-type="float" office:value="-195.04" calcext:value-type="float">
            <text:p>-195.04</text:p>
          </table:table-cell>
          <table:table-cell table:formula="of:=[.I21]-MIN([.$I$2:.$I$26])" office:value-type="float" office:value="40.1" calcext:value-type="float">
            <text:p>40.1</text:p>
          </table:table-cell>
          <table:table-cell table:formula="of:=MAX([.$J$2:.$J$26])-[.J21]" office:value-type="float" office:value="91.5525" calcext:value-type="float">
            <text:p>91.5525</text:p>
          </table:table-cell>
          <table:table-cell table:formula="of:=ROUND([.K21]/MAX([.$K$2:.$K$26])*224;0)" office:value-type="float" office:value="149" calcext:value-type="float">
            <text:p>149</text:p>
          </table:table-cell>
          <table:table-cell table:formula="of:=ROUND([.L21]/MAX([.$L$2:.$L$26])*64;0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{ &quot;&quot;flags&quot;&quot;: 4, &quot;&quot;matrix&quot;&quot;: [&quot;; [.O21]; &quot;, &quot;; [.P21]; &quot;], &quot;&quot;x&quot;&quot;: &quot;; [.M21]; &quot;, &quot;&quot;y&quot;&quot;: &quot;; [.N21]; &quot; },&quot;)" office:value-type="string" office:string-value="{ &quot;flags&quot;: 4, &quot;matrix&quot;: [4, 2], &quot;x&quot;: 149, &quot;y&quot;: 64 }," calcext:value-type="string">
            <text:p>{ "flags": 4, "matrix": [4, 2], "x": 149, "y": 64 },</text:p>
          </table:table-cell>
        </table:table-row>
        <table:table-row table:style-name="ro1">
          <table:table-cell office:value-type="string" calcext:value-type="string">
            <text:p>LED_2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50.025" calcext:value-type="float">
            <text:p>50.025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1]+1" office:value-type="float" office:value="21" calcext:value-type="float">
            <text:p>21</text:p>
          </table:table-cell>
          <table:table-cell table:formula="of:=[.D22]" office:value-type="float" office:value="50.025" calcext:value-type="float">
            <text:p>50.025</text:p>
          </table:table-cell>
          <table:table-cell table:formula="of:=[.E22]" office:value-type="float" office:value="-195.04" calcext:value-type="float">
            <text:p>-195.04</text:p>
          </table:table-cell>
          <table:table-cell table:formula="of:=[.I22]-MIN([.$I$2:.$I$26])" office:value-type="float" office:value="10.025" calcext:value-type="float">
            <text:p>10.025</text:p>
          </table:table-cell>
          <table:table-cell table:formula="of:=MAX([.$J$2:.$J$26])-[.J22]" office:value-type="float" office:value="91.5525" calcext:value-type="float">
            <text:p>91.5525</text:p>
          </table:table-cell>
          <table:table-cell table:formula="of:=ROUND([.K22]/MAX([.$K$2:.$K$26])*224;0)" office:value-type="float" office:value="37" calcext:value-type="float">
            <text:p>37</text:p>
          </table:table-cell>
          <table:table-cell table:formula="of:=ROUND([.L22]/MAX([.$L$2:.$L$26])*64;0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&quot;{ &quot;&quot;flags&quot;&quot;: 4, &quot;&quot;matrix&quot;&quot;: [&quot;; [.O22]; &quot;, &quot;; [.P22]; &quot;], &quot;&quot;x&quot;&quot;: &quot;; [.M22]; &quot;, &quot;&quot;y&quot;&quot;: &quot;; [.N22]; &quot; },&quot;)" office:value-type="string" office:string-value="{ &quot;flags&quot;: 4, &quot;matrix&quot;: [4, 0], &quot;x&quot;: 37, &quot;y&quot;: 64 }," calcext:value-type="string">
            <text:p>{ "flags": 4, "matrix": [4, 0], "x": 37, "y": 64 },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table:formula="of:=AVERAGE([.D2:.D24])" office:value-type="float" office:value="67.6930952380952" calcext:value-type="float">
            <text:p>67.6930952380952</text:p>
          </table:table-cell>
          <table:table-cell table:formula="of:=AVERAGE([.E2:.E24])" office:value-type="float" office:value="-142.747619047619" calcext:value-type="float">
            <text:p>-142.747619047619</text:p>
          </table:table-cell>
          <table:table-cell table:number-columns-repeated="2"/>
          <table:table-cell office:value-type="string" calcext:value-type="string">
            <text:p>center</text:p>
          </table:table-cell>
          <table:table-cell office:value-type="float" office:value="70.16" calcext:value-type="float">
            <text:p>70.16</text:p>
          </table:table-cell>
          <table:table-cell office:value-type="float" office:value="-154.27" calcext:value-type="float">
            <text:p>-154.27</text:p>
          </table:table-cell>
          <table:table-cell table:formula="of:=[.I25]-MIN([.$I$2:.$I$26])" office:value-type="float" office:value="30.16" calcext:value-type="float">
            <text:p>30.16</text:p>
          </table:table-cell>
          <table:table-cell table:formula="of:=MAX([.$J$2:.$J$26])-[.J25]" office:value-type="float" office:value="50.7825" calcext:value-type="float">
            <text:p>50.7825</text:p>
          </table:table-cell>
          <table:table-cell table:formula="of:=ROUND([.K25]/MAX([.$K$2:.$K$26])*224;0)" office:value-type="float" office:value="112" calcext:value-type="float">
            <text:p>112</text:p>
          </table:table-cell>
          <table:table-cell table:formula="of:=ROUND([.L25]/MAX([.$L$2:.$L$26])*64;0)" office:value-type="float" office:value="35" calcext:value-type="float">
            <text:p>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5T00:28:05.887780913</dc:date>
    <meta:editing-duration>PT14M16S</meta:editing-duration>
    <meta:editing-cycles>2</meta:editing-cycles>
    <meta:document-statistic meta:table-count="1" meta:cell-count="375" meta:object-count="0"/>
  </office:meta>
</office:document-meta>
</file>